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37b" officeooo:paragraph-rsid="0014d37b"/>
    </style:style>
    <style:style style:name="P2" style:family="paragraph" style:parent-style-name="Standard">
      <style:text-properties fo:font-weight="bold" officeooo:rsid="0014d37b" officeooo:paragraph-rsid="0014d37b" style:font-weight-asian="bold" style:font-weight-complex="bold"/>
    </style:style>
    <style:style style:name="P3" style:family="paragraph" style:parent-style-name="Standard">
      <style:text-properties fo:font-style="normal" officeooo:rsid="0014d37b" officeooo:paragraph-rsid="0014d37b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e de datos roedores</text:p>
      <text:p text:style-name="P1"/>
      <text:p text:style-name="P1">Los datos corresponden a capturas de roedores realizadas en la provincia de Córdoba, del 14/04/2009 al 16/04/2009. Se reelevaron 60 sitios, 20 para cada área (A, B, y C).</text:p>
      <text:p text:style-name="P1">En la tabla se preentan las capturas correspondientes a tres especies <text:span text:style-name="T1">Akodon azarae (Aa), Calomys musculinus (Cm) y C. laucha (Cl).</text:span></text:p>
      <text:p text:style-name="P3">En la tabla se especifican: </text:p>
      <text:p text:style-name="P3">Numero de orden</text:p>
      <text:p text:style-name="P3">Fecha</text:p>
      <text:p text:style-name="P3">Linea</text:p>
      <text:p text:style-name="P3">trampa</text:p>
      <text:p text:style-name="P3">Especie</text:p>
      <text:p text:style-name="P3">sexo</text:p>
      <text:p text:style-name="P3">est. Repdocutivi</text:p>
      <text:p text:style-name="P3">peso</text:p>
      <text:p text:style-name="P3">L total </text:p>
      <text:p text:style-name="P3">L. Co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9:29:42.497933448</meta:creation-date>
    <dc:date>2023-04-20T09:33:23.759446438</dc:date>
    <meta:editing-duration>PT3M41S</meta:editing-duration>
    <meta:editing-cycles>1</meta:editing-cycles>
    <meta:document-statistic meta:table-count="0" meta:image-count="0" meta:object-count="0" meta:page-count="1" meta:paragraph-count="14" meta:word-count="74" meta:character-count="428" meta:non-whitespace-character-count="366"/>
    <meta:generator>LibreOffice/7.3.7.2$Linux_X86_64 LibreOffice_project/30$Build-2</meta:generator>
  </office:meta>
</office:document-meta>
</file>